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5c2" officeooo:paragraph-rsid="001f25c2"/>
    </style:style>
    <style:style style:name="P2" style:family="paragraph" style:parent-style-name="Standard">
      <style:text-properties officeooo:rsid="002120f5" officeooo:paragraph-rsid="002120f5"/>
    </style:style>
    <style:style style:name="P3" style:family="paragraph" style:parent-style-name="Standard">
      <style:text-properties officeooo:rsid="00226f01" officeooo:paragraph-rsid="00226f01"/>
    </style:style>
    <style:style style:name="P4" style:family="paragraph" style:parent-style-name="Standard">
      <style:text-properties officeooo:rsid="0023bd00" officeooo:paragraph-rsid="0023bd00"/>
    </style:style>
    <style:style style:name="P5" style:family="paragraph" style:parent-style-name="Standard">
      <style:text-properties officeooo:rsid="00257be4" officeooo:paragraph-rsid="00257be4"/>
    </style:style>
    <style:style style:name="P6" style:family="paragraph" style:parent-style-name="Standard">
      <style:text-properties officeooo:rsid="00276772" officeooo:paragraph-rsid="00276772"/>
    </style:style>
    <style:style style:name="P7" style:family="paragraph" style:parent-style-name="Standard">
      <style:text-properties officeooo:rsid="00279dcf" officeooo:paragraph-rsid="00279dcf"/>
    </style:style>
    <style:style style:name="P8" style:family="paragraph" style:parent-style-name="Standard">
      <style:text-properties fo:font-style="normal" officeooo:rsid="00279dcf" officeooo:paragraph-rsid="00279dcf" style:font-style-asian="normal" style:font-style-complex="normal"/>
    </style:style>
    <style:style style:name="P9" style:family="paragraph" style:parent-style-name="Standard">
      <style:text-properties fo:font-style="normal" officeooo:rsid="00279dcf" officeooo:paragraph-rsid="00296584" style:font-style-asian="normal" style:font-style-complex="normal"/>
    </style:style>
    <style:style style:name="P10" style:family="paragraph" style:parent-style-name="Standard">
      <style:text-properties fo:font-style="normal" officeooo:rsid="00296584" officeooo:paragraph-rsid="00296584" style:font-style-asian="normal" style:font-style-complex="normal"/>
    </style:style>
    <style:style style:name="P11" style:family="paragraph" style:parent-style-name="Standard">
      <style:text-properties fo:font-style="normal" officeooo:rsid="002a64b4" officeooo:paragraph-rsid="002a64b4" style:font-style-asian="normal" style:font-style-complex="normal"/>
    </style:style>
    <style:style style:name="P12" style:family="paragraph" style:parent-style-name="Standard">
      <style:text-properties fo:font-style="normal" officeooo:rsid="00276772" officeooo:paragraph-rsid="00276772" style:font-style-asian="normal" style:font-style-complex="normal"/>
    </style:style>
    <style:style style:name="P13" style:family="paragraph" style:parent-style-name="Standard">
      <style:text-properties fo:font-style="italic" officeooo:rsid="00279dcf" officeooo:paragraph-rsid="00279dcf" style:font-style-asian="italic" style:font-style-complex="italic"/>
    </style:style>
    <style:style style:name="T1" style:family="text">
      <style:text-properties officeooo:rsid="00226f01"/>
    </style:style>
    <style:style style:name="T2" style:family="text">
      <style:text-properties officeooo:rsid="0023bd00"/>
    </style:style>
    <style:style style:name="T3" style:family="text">
      <style:text-properties officeooo:rsid="00257be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c9211e"/>
    </style:style>
    <style:style style:name="T7" style:family="text">
      <style:text-properties officeooo:rsid="002e9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rtualBox</text:p>
      <text:p text:style-name="P1"/>
      <text:p text:style-name="P1">Créer 1 machine virtuelle (serveur, 1024 mo de mémoire vive, 8go de stockage)</text:p>
      <text:p text:style-name="P1"/>
      <text:p text:style-name="P1">configuration : advanced options → Expert install</text:p>
      <text:p text:style-name="P1"/>
      <text:p text:style-name="P1">langage : français de france, utf-8</text:p>
      <text:p text:style-name="P1">paramètre régionnaux supp → fr_FR et <text:a xlink:type="simple" xlink:href="mailto:fr_FR@euro" text:style-name="Internet_20_link" text:visited-style-name="Visited_20_Internet_20_Link">fr_FR@euro</text:a></text:p>
      <text:p text:style-name="P1">fr_FR.UTF-8</text:p>
      <text:p text:style-name="P1"/>
      <text:p text:style-name="P1">config clavier : Français</text:p>
      <text:p text:style-name="P1"/>
      <text:p text:style-name="P1">détecter et monter le cd → un seul choix, faire entrée</text:p>
      <text:p text:style-name="P1"/>
      <text:p text:style-name="P2">composants installation à partir du cd → rien sélectionné, suivant</text:p>
      <text:p text:style-name="P2"/>
      <text:p text:style-name="P2">détecter matériel réseau → auto</text:p>
      <text:p text:style-name="P2"/>
      <text:p text:style-name="P2">config réseau → auto | nom de machine → serveur | pas de domaine</text:p>
      <text:p text:style-name="P2"/>
      <text:p text:style-name="P2">créer utilisateur → id : root mdp : toto | faire suivant a chaque fois</text:p>
      <text:p text:style-name="P2"><text:tab/><text:tab/> <text:s text:c="6"/>id : toto mdp : toto<text:tab/></text:p>
      <text:p text:style-name="P2">horloge : auto</text:p>
      <text:p text:style-name="P2"/>
      <text:p text:style-name="P2">détecter disk : auto</text:p>
      <text:p text:style-name="P2"/>
      <text:p text:style-name="P2">partition → manuel → scsi3 (sda) → oui → msdos → espace libre → créer partition → 7,5 GB → primaire → début | indicateur d’amorçage → présent → fin du paramètrage de partition</text:p>
      <text:p text:style-name="P2">espace libre → créer partition → 1,1 GB → logique → utiliser comme espace d’échange → fin du param<text:span text:style-name="T1">etrage</text:span> <text:span text:style-name="T1">p</text:span>artition</text:p>
      <text:p text:style-name="P3">Terminer et appliquer changement → oui</text:p>
      <text:p text:style-name="P3"/>
      <text:p text:style-name="P3">installer système de base → suivant <text:span text:style-name="T2">(c’est long) → linux image amd64 → image avec tous les pilotes disponibles-→ encore long</text:span></text:p>
      <text:p text:style-name="P3"/>
      <text:p text:style-name="P4">config outil de gestion → non → oui → http → france → deb.debian.org → vide → oui → oui → <text:span text:style-name="T3">suivant</text:span></text:p>
      <text:p text:style-name="P4"/>
      <text:p text:style-name="P5">choisir et installer logiciels → suivant → pas de maj auto → non → sélectionné QUE LE DERNIER → suivant</text:p>
      <text:p text:style-name="P5"/>
      <text:p text:style-name="P5"/>
      <text:p text:style-name="P6">installer programme démarrage GRUB → oui → /<text:span text:style-name="T4">dev</text:span><text:span text:style-name="T5">/sda → non</text:span></text:p>
      <text:p text:style-name="P12"/>
      <text:p text:style-name="P6">Terminer installation → oui → continuer</text:p>
      <text:p text:style-name="P6"/>
      <text:p text:style-name="P6">serveur login : root </text:p>
      <text:p text:style-name="P6">password : toto</text:p>
      <text:p text:style-name="P6"/>
      <text:p text:style-name="P6"><text:a xlink:type="simple" xlink:href="mailto:root@serveur" text:style-name="Internet_20_link" text:visited-style-name="Visited_20_Internet_20_Link">root@serveur</text:a>:~# vi /<text:span text:style-name="T5">etc/apt/sources.list</text:span></text:p>
      <text:p text:style-name="P12"/>
      <text:p text:style-name="P8"/>
      <text:p text:style-name="P8"><text:soft-page-break/>curseur sur deb cdrom, passer en mode modif et ajouter #</text:p>
      <text:p text:style-name="P8"/>
      <text:p text:style-name="P8"/>
      <text:p text:style-name="P8">[i] → mode modif</text:p>
      <text:p text:style-name="P8"/>
      <text:p text:style-name="P8">sauvegarder et quitter</text:p>
      <text:p text:style-name="P8">[esc]</text:p>
      <text:p text:style-name="P8">[:]</text:p>
      <text:p text:style-name="P8">[w]</text:p>
      <text:p text:style-name="P8">[q]</text:p>
      <text:p text:style-name="P8">[enter]</text:p>
      <text:p text:style-name="P8"/>
      <text:p text:style-name="P8">sortir sans sauvegarder</text:p>
      <text:p text:style-name="P8">[esc]</text:p>
      <text:p text:style-name="P8">[:]</text:p>
      <text:p text:style-name="P8">[q]</text:p>
      <text:p text:style-name="P8">[!]</text:p>
      <text:p text:style-name="P8"/>
      <text:p text:style-name="P8">→ apt update </text:p>
      <text:p text:style-name="P8">→ apt install ssh vim</text:p>
      <text:p text:style-name="P8"/>
      <text:p text:style-name="P7"><text:span text:style-name="T5">vi /</text:span><text:span text:style-name="T4">etc/network/interfaces</text:span></text:p>
      <text:p text:style-name="P13"/>
      <text:p text:style-name="P8">mettre auto enp0s3</text:p>
      <text:p text:style-name="P8"/>
      <text:p text:style-name="P8"><text:span text:style-name="T6">commande a connaître </text:span>→ ip a</text:p>
      <text:p text:style-name="P8"/>
      <text:p text:style-name="P8">éteindre machine → halt -p</text:p>
      <text:p text:style-name="P8"/>
      <text:p text:style-name="P10">config serveur → réseau → interface 2 → activer interface réseau → mode réseau interne</text:p>
      <text:p text:style-name="P10"/>
      <text:p text:style-name="P9"/>
      <text:p text:style-name="P9">vi /<text:span text:style-name="T4">etc/network/interfaces</text:span></text:p>
      <text:p text:style-name="P8"/>
      <text:p text:style-name="P10">ajouter en dessous de auto enp0s3 et iface …. → auto enp0s8 | ifaceenp0s8 |inet static address 192,168,0,1/24</text:p>
      <text:p text:style-name="P10"/>
      <text:p text:style-name="P10">sauvegarder quitter</text:p>
      <text:p text:style-name="P10"/>
      <text:p text:style-name="P10">→ reboot → se reconnecter en root et faire ip a pour vérifier l’adresse ip de l’interface</text:p>
      <text:p text:style-name="P10"/>
      <text:p text:style-name="P11">démarrer serveur web</text:p>
      <text:p text:style-name="P11"/>
      <text:p text:style-name="P11">se connecter en root</text:p>
      <text:p text:style-name="P11"/>
      <text:p text:style-name="P11">→ vi /etc/hostname → changer serveur par web</text:p>
      <text:p text:style-name="P11">→ vi /etc/hosts → changer serveur par web</text:p>
      <text:p text:style-name="P11"/>
      <text:p text:style-name="P11">reboot et verifier le nom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03T16:19:44.395873376</meta:creation-date>
    <dc:date>2020-09-17T17:08:00.413073303</dc:date>
    <meta:editing-duration>PT1H6M47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2" meta:paragraph-count="55" meta:word-count="392" meta:character-count="2188" meta:non-whitespace-character-count="1839"/>
  </office:meta>
</office:document-meta>
</file>